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28</text:p>
          </table:table-cell>
          <table:table-cell table:style-name="ACE-0" office:value-type="float" office:value="57.390000000000001">
            <text:p>57.39</text:p>
          </table:table-cell>
          <table:table-cell table:style-name="ACE-0" office:value-type="float" office:value="12.51">
            <text:p>12.51</text:p>
          </table:table-cell>
          <table:table-cell table:style-name="ACE-0" office:value-type="float" office:value="7935.4840000000004">
            <text:p>7935.484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29</text:p>
          </table:table-cell>
          <table:table-cell table:style-name="ACE-0" office:value-type="float" office:value="57.390000000000001">
            <text:p>57.39</text:p>
          </table:table-cell>
          <table:table-cell table:style-name="ACE-0" office:value-type="float" office:value="12.51">
            <text:p>12.51</text:p>
          </table:table-cell>
          <table:table-cell table:style-name="ACE-0" office:value-type="float" office:value="8930.4840000000004">
            <text:p>8930.484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300000000000001">
            <text:p>14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31</text:p>
          </table:table-cell>
          <table:table-cell table:style-name="ACE-0" office:value-type="float" office:value="57.399999999999999">
            <text:p>57.4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7680.4840000000004">
            <text:p>7680.484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">
            <text:p>15.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32</text:p>
          </table:table-cell>
          <table:table-cell table:style-name="ACE-0" office:value-type="float" office:value="57.399999999999999">
            <text:p>57.4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7495.4840000000004">
            <text:p>7495.484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75">
            <text:p>14.7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s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534</text:p>
          </table:table-cell>
          <table:table-cell table:style-name="ACE-0" office:value-type="float" office:value="57.399999999999999">
            <text:p>57.4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12115.484">
            <text:p>12115.484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300000000000001">
            <text:p>14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 table:number-rows-repeated="5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35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8:22:1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